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Hoja_20_de_20_datos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 de datos" table:style-name="ta1">
        <office:forms form:automatic-focus="false" form:apply-design-mode="false"/>
        <table:shapes>
          <draw:frame draw:z-index="0" draw:style-name="gr1" draw:text-style-name="P1" svg:width="15.981cm" svg:height="8.996cm" svg:x="5.428cm" svg:y="0.608cm">
            <draw:object draw:notify-on-update-of-ranges="'Hoja de datos'.A1:'Hoja de datos'.A1 'Hoja de datos'.A2:'Hoja de datos'.A29 'Hoja de datos'.B1:'Hoja de datos'.B1 'Hoja de datos'.B2:'Hoja de datos'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2cm" svg:height="8.996cm" svg:x="21.681cm" svg:y="0.795cm">
            <draw:object draw:notify-on-update-of-ranges="'Hoja de datos'.A1:'Hoja de datos'.A1 'Hoja de datos'.A2:'Hoja de datos'.A29 'Hoja de datos'.C1:'Hoja de datos'.C1 'Hoja de datos'.C2:'Hoja de dato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signaciones</text:p>
          </table:table-cell>
          <table:table-cell table:style-name="ce1" office:value-type="string" calcext:value-type="string">
            <text:p>Comparaciones</text:p>
          </table:table-cell>
          <table:table-cell table:number-columns-repeated="6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22320" calcext:value-type="float">
            <text:p>522320</text:p>
          </table:table-cell>
          <table:table-cell table:style-name="ce1" office:value-type="float" office:value="1464975" calcext:value-type="float">
            <text:p>1464975</text:p>
          </table:table-cell>
          <table:table-cell table:number-columns-repeated="6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27868" calcext:value-type="float">
            <text:p>527868</text:p>
          </table:table-cell>
          <table:table-cell table:style-name="ce1" office:value-type="float" office:value="1445181" calcext:value-type="float">
            <text:p>1445181</text:p>
          </table:table-cell>
          <table:table-cell table:number-columns-repeated="6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32341" calcext:value-type="float">
            <text:p>532341</text:p>
          </table:table-cell>
          <table:table-cell table:style-name="ce1" office:value-type="float" office:value="1424804" calcext:value-type="float">
            <text:p>1424804</text:p>
          </table:table-cell>
          <table:table-cell table:number-columns-repeated="6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36835" calcext:value-type="float">
            <text:p>536835</text:p>
          </table:table-cell>
          <table:table-cell table:style-name="ce1" office:value-type="float" office:value="1411970" calcext:value-type="float">
            <text:p>1411970</text:p>
          </table:table-cell>
          <table:table-cell table:number-columns-repeated="6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41803" calcext:value-type="float">
            <text:p>541803</text:p>
          </table:table-cell>
          <table:table-cell table:style-name="ce1" office:value-type="float" office:value="1403379" calcext:value-type="float">
            <text:p>1403379</text:p>
          </table:table-cell>
          <table:table-cell table:number-columns-repeated="6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46037" calcext:value-type="float">
            <text:p>546037</text:p>
          </table:table-cell>
          <table:table-cell table:style-name="ce1" office:value-type="float" office:value="1395690" calcext:value-type="float">
            <text:p>1395690</text:p>
          </table:table-cell>
          <table:table-cell table:number-columns-repeated="6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50551" calcext:value-type="float">
            <text:p>550551</text:p>
          </table:table-cell>
          <table:table-cell table:style-name="ce1" office:value-type="float" office:value="1391773" calcext:value-type="float">
            <text:p>139177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5956" calcext:value-type="float">
            <text:p>555956</text:p>
          </table:table-cell>
          <table:table-cell table:style-name="ce1" office:value-type="float" office:value="1386519" calcext:value-type="float">
            <text:p>1386519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60029" calcext:value-type="float">
            <text:p>560029</text:p>
          </table:table-cell>
          <table:table-cell table:style-name="ce1" office:value-type="float" office:value="1390671" calcext:value-type="float">
            <text:p>139067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4896" calcext:value-type="float">
            <text:p>564896</text:p>
          </table:table-cell>
          <table:table-cell table:style-name="ce1" office:value-type="float" office:value="1389688" calcext:value-type="float">
            <text:p>1389688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70518" calcext:value-type="float">
            <text:p>570518</text:p>
          </table:table-cell>
          <table:table-cell table:style-name="ce1" office:value-type="float" office:value="1382464" calcext:value-type="float">
            <text:p>1382464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75207" calcext:value-type="float">
            <text:p>575207</text:p>
          </table:table-cell>
          <table:table-cell table:style-name="ce1" office:value-type="float" office:value="1386650" calcext:value-type="float">
            <text:p>1386650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1197" calcext:value-type="float">
            <text:p>581197</text:p>
          </table:table-cell>
          <table:table-cell table:style-name="ce1" office:value-type="float" office:value="1373895" calcext:value-type="float">
            <text:p>1373895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86711" calcext:value-type="float">
            <text:p>586711</text:p>
          </table:table-cell>
          <table:table-cell table:style-name="ce1" office:value-type="float" office:value="1371431" calcext:value-type="float">
            <text:p>137143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1615" calcext:value-type="float">
            <text:p>591615</text:p>
          </table:table-cell>
          <table:table-cell table:style-name="ce1" office:value-type="float" office:value="1379373" calcext:value-type="float">
            <text:p>137937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7350" calcext:value-type="float">
            <text:p>597350</text:p>
          </table:table-cell>
          <table:table-cell table:style-name="ce1" office:value-type="float" office:value="1376543" calcext:value-type="float">
            <text:p>137654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03175" calcext:value-type="float">
            <text:p>603175</text:p>
          </table:table-cell>
          <table:table-cell table:style-name="ce1" office:value-type="float" office:value="1379220" calcext:value-type="float">
            <text:p>1379220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8664" calcext:value-type="float">
            <text:p>608664</text:p>
          </table:table-cell>
          <table:table-cell table:style-name="ce1" office:value-type="float" office:value="1382398" calcext:value-type="float">
            <text:p>1382398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14495" calcext:value-type="float">
            <text:p>614495</text:p>
          </table:table-cell>
          <table:table-cell table:style-name="ce1" office:value-type="float" office:value="1382119" calcext:value-type="float">
            <text:p>1382119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20996" calcext:value-type="float">
            <text:p>620996</text:p>
          </table:table-cell>
          <table:table-cell table:style-name="ce1" office:value-type="float" office:value="1380485" calcext:value-type="float">
            <text:p>1380485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26879" calcext:value-type="float">
            <text:p>626879</text:p>
          </table:table-cell>
          <table:table-cell table:style-name="ce1" office:value-type="float" office:value="1378387" calcext:value-type="float">
            <text:p>1378387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32810" calcext:value-type="float">
            <text:p>632810</text:p>
          </table:table-cell>
          <table:table-cell table:style-name="ce1" office:value-type="float" office:value="1383293" calcext:value-type="float">
            <text:p>138329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38164" calcext:value-type="float">
            <text:p>638164</text:p>
          </table:table-cell>
          <table:table-cell table:style-name="ce1" office:value-type="float" office:value="1402136" calcext:value-type="float">
            <text:p>1402136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44703" calcext:value-type="float">
            <text:p>644703</text:p>
          </table:table-cell>
          <table:table-cell table:style-name="ce1" office:value-type="float" office:value="1391970" calcext:value-type="float">
            <text:p>1391970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50273" calcext:value-type="float">
            <text:p>650273</text:p>
          </table:table-cell>
          <table:table-cell table:style-name="ce1" office:value-type="float" office:value="1401558" calcext:value-type="float">
            <text:p>1401558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56957" calcext:value-type="float">
            <text:p>656957</text:p>
          </table:table-cell>
          <table:table-cell table:style-name="ce1" office:value-type="float" office:value="1396382" calcext:value-type="float">
            <text:p>1396382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63794" calcext:value-type="float">
            <text:p>663794</text:p>
          </table:table-cell>
          <table:table-cell table:style-name="ce1" office:value-type="float" office:value="1395408" calcext:value-type="float">
            <text:p>1395408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69510" calcext:value-type="float">
            <text:p>669510</text:p>
          </table:table-cell>
          <table:table-cell table:style-name="ce1" office:value-type="float" office:value="1407719" calcext:value-type="float">
            <text:p>1407719</text:p>
          </table:table-cell>
          <table:table-cell table:number-columns-repeated="61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de_20_datos" style:display-name="PageStyle_Hoja de 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1:36:14.890430110</meta:creation-date>
    <dc:date>2022-10-18T11:38:44.675020338</dc:date>
    <meta:editing-duration>PT2M30S</meta:editing-duration>
    <meta:editing-cycles>1</meta:editing-cycles>
    <meta:document-statistic meta:table-count="1" meta:cell-count="87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97cm" xlink:href=".." xlink:type="simple" chart:class="chart:line" chart:style-name="ch1">
        <chart:legend chart:legend-position="end" svg:x="12.574cm" svg:y="4.199cm" style:legend-expansion="high" chart:style-name="ch2"/>
        <chart:plot-area chart:style-name="ch3" table:cell-range-address="'Hoja de datos'.A1:'Hoja de datos'.B29" chart:data-source-has-labels="both" svg:x="0.319cm" svg:y="0.179cm" svg:width="11.936cm" svg:height="8.639cm">
          <chartooo:coordinate-region svg:x="1.681cm" svg:y="0.378cm" svg:width="10.387cm" svg:height="7.794cm"/>
          <chart:axis chart:dimension="x" chart:name="primary-x" chart:style-name="ch4" chartooo:axis-type="auto">
            <chartooo:date-scale/>
            <chart:categories table:cell-range-address="'Hoja de datos'.A2:'Hoja de datos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ja de datos'.B2:'Hoja de datos'.B29" chart:label-cell-address="'Hoja de datos'.B1:'Hoja de datos'.B1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gnaciones</text:p>
                <draw:g>
                  <svg:desc>'Hoja de datos'.B1:'Hoja de datos'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Hoja de datos'.A2:'Hoja de datos'.A29</svg:desc>
                </draw:g>
              </table:table-cell>
              <table:table-cell office:value-type="float" office:value="522320">
                <text:p>522320</text:p>
                <draw:g>
                  <svg:desc>'Hoja de datos'.B2:'Hoja de datos'.B2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27868">
                <text:p>5278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2341">
                <text:p>5323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6835">
                <text:p>5368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1803">
                <text:p>5418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6037">
                <text:p>5460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0551">
                <text:p>5505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55956">
                <text:p>5559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60029">
                <text:p>5600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64896">
                <text:p>5648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70518">
                <text:p>5705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75207">
                <text:p>5752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81197">
                <text:p>5811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86711">
                <text:p>5867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91615">
                <text:p>5916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97350">
                <text:p>59735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03175">
                <text:p>6031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8664">
                <text:p>60866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14495">
                <text:p>6144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20996">
                <text:p>6209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26879">
                <text:p>6268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32810">
                <text:p>6328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38164">
                <text:p>6381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44703">
                <text:p>6447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50273">
                <text:p>65027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56957">
                <text:p>65695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63794">
                <text:p>6637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69510">
                <text:p>6695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97cm" xlink:href=".." xlink:type="simple" chart:class="chart:line" chart:style-name="ch1">
        <chart:legend chart:legend-position="end" svg:x="12.258cm" svg:y="4.199cm" style:legend-expansion="high" chart:style-name="ch2"/>
        <chart:plot-area chart:style-name="ch3" table:cell-range-address="'Hoja de datos'.A1:'Hoja de datos'.A29 'Hoja de datos'.C1:'Hoja de datos'.C29" chart:data-source-has-labels="both" svg:x="0.319cm" svg:y="0.179cm" svg:width="11.62cm" svg:height="8.639cm">
          <chartooo:coordinate-region svg:x="1.866cm" svg:y="0.378cm" svg:width="9.886cm" svg:height="7.793cm"/>
          <chart:axis chart:dimension="x" chart:name="primary-x" chart:style-name="ch4" chartooo:axis-type="auto">
            <chartooo:date-scale/>
            <chart:categories table:cell-range-address="'Hoja de datos'.A2:'Hoja de datos'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C2:'Hoja de datos'.C29" chart:label-cell-address="'Hoja de datos'.C1:'Hoja de datos'.C1" chart:class="chart:line">
            <chart:data-point chart:repeated="13"/>
            <chart:data-point chart:style-name="ch7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aciones</text:p>
                <draw:g>
                  <svg:desc>'Hoja de datos'.C1:'Hoja de datos'.C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Hoja de datos'.A2:'Hoja de datos'.A29</svg:desc>
                </draw:g>
              </table:table-cell>
              <table:table-cell office:value-type="float" office:value="1464975">
                <text:p>1464975</text:p>
                <draw:g>
                  <svg:desc>'Hoja de datos'.C2:'Hoja de datos'.C2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45181">
                <text:p>14451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24804">
                <text:p>14248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11970">
                <text:p>141197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03379">
                <text:p>14033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95690">
                <text:p>139569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91773">
                <text:p>13917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86519">
                <text:p>13865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90671">
                <text:p>13906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89688">
                <text:p>13896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82464">
                <text:p>13824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86650">
                <text:p>138665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73895">
                <text:p>13738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71431">
                <text:p>13714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79373">
                <text:p>13793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76543">
                <text:p>13765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79220">
                <text:p>13792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82398">
                <text:p>13823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82119">
                <text:p>13821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80485">
                <text:p>13804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78387">
                <text:p>137838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83293">
                <text:p>138329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02136">
                <text:p>140213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391970">
                <text:p>139197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401558">
                <text:p>140155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96382">
                <text:p>139638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395408">
                <text:p>13954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07719">
                <text:p>14077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